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23000000A2B944969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6" style:family="paragraph" style:parent-style-name="Standard" style:master-page-name="">
      <style:paragraph-properties fo:margin-left="4.895cm" fo:margin-right="4.8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 DE BAPTEME DE</text:p>
      <text:p text:style-name="P1"/>
      <text:p text:style-name="P6">VAILLANT DENIS GABRIEL</text:p>
      <text:p text:style-name="P3">29/05/1736 00:00</text:p>
      <text:p text:style-name="P3"/>
      <text:p text:style-name="P1">NFrere228</text:p>
      <text:p text:style-name="P1"><draw:frame draw:style-name="fr1" draw:name="images1" text:anchor-type="paragraph" svg:width="16.999cm" svg:height="2.094cm" draw:z-index="0"><draw:image xlink:href="Pictures/1000000000000523000000A2B944969C.jpg" xlink:type="simple" xlink:show="embed" xlink:actuate="onLoad"/></draw:frame></text:p>
      <text:p text:style-name="P2">Transcription</text:p>
      <text:p text:style-name="P2"/>
      <text:p text:style-name="P4"/>
      <text:p text:style-name="P5">Denis Gabriel VAILLANT fils de Denis René Receveur et de Michelle Gabrielle LAVOYPIERRE sa femme né le 29 mai a été baptisé le même jour. Le parain Denis VAILLANT la mareine Mich Gabrielle TEVENOT qui ont signé avec moy Cu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11T21:55:23.29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3H52M54S</meta:editing-duration>
    <meta:editing-cycles>51</meta:editing-cycles>
    <dc:creator>JF PARNEIX</dc:creator>
    <meta:document-statistic meta:table-count="0" meta:image-count="1" meta:object-count="0" meta:page-count="1" meta:paragraph-count="6" meta:word-count="51" meta:character-count="303"/>
  </office:meta>
</office:document-meta>
</file>